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ufferDecoderTests.expectDataBuffer( byte [ ]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uffer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uffer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DecoderTests.DataBuffer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